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284b" officeooo:paragraph-rsid="0020284b"/>
    </style:style>
    <style:style style:name="P2" style:family="paragraph" style:parent-style-name="Standard">
      <style:paragraph-properties fo:text-align="start" style:justify-single-word="false"/>
      <style:text-properties officeooo:rsid="0020284b" officeooo:paragraph-rsid="00202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VR Method</text:p>
      <text:p text:style-name="P2"/>
      <text:p text:style-name="P2">1.) Run BEM cod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1:27:59.310285544</meta:creation-date>
    <dc:date>2016-04-14T11:03:25.839328053</dc:date>
    <meta:editing-duration>P2DT21H34M56S</meta:editing-duration>
    <meta:editing-cycles>1</meta:editing-cycles>
    <meta:document-statistic meta:table-count="0" meta:image-count="0" meta:object-count="0" meta:page-count="1" meta:paragraph-count="2" meta:word-count="6" meta:character-count="26" meta:non-whitespace-character-count="22"/>
    <meta:generator>LibreOffice/5.0.4.2$Linux_X86_64 LibreOffice_project/00m0$Build-2</meta:generator>
  </office:meta>
</office:document-meta>
</file>